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59a97" officeooo:paragraph-rsid="00159a97" style:font-size-asian="11pt" style:font-size-complex="11pt"/>
    </style:style>
    <style:style style:name="P2" style:family="paragraph" style:parent-style-name="Standard">
      <style:text-properties fo:font-size="11pt" officeooo:paragraph-rsid="00159a97" style:font-size-asian="11pt" style:font-size-complex="11pt"/>
    </style:style>
    <style:style style:name="P3" style:family="paragraph" style:parent-style-name="Standard">
      <style:text-properties fo:font-size="11pt" officeooo:paragraph-rsid="00171680" style:font-size-asian="11pt" style:font-size-complex="11pt"/>
    </style:style>
    <style:style style:name="P4" style:family="paragraph" style:parent-style-name="Standard">
      <style:text-properties fo:font-size="11pt" officeooo:paragraph-rsid="0018088e" style:font-size-asian="11pt" style:font-size-complex="11pt"/>
    </style:style>
    <style:style style:name="P5" style:family="paragraph" style:parent-style-name="Standard">
      <style:text-properties fo:font-size="11pt" officeooo:rsid="00159a97" officeooo:paragraph-rsid="00159a97" fo:background-color="#fff200" style:font-size-asian="11pt" style:font-size-complex="11pt"/>
    </style:style>
    <style:style style:name="P6" style:family="paragraph" style:parent-style-name="Standard">
      <style:text-properties style:use-window-font-color="true" fo:font-size="11pt" fo:font-weight="normal" officeooo:paragraph-rsid="00165fd3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fo:font-size="11pt" fo:font-weight="normal" officeooo:paragraph-rsid="00165fd3" style:font-size-asian="11pt" style:font-weight-asian="normal" style:font-size-complex="11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1pt" officeooo:paragraph-rsid="00159a97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1pt" officeooo:paragraph-rsid="0018088e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paragraph-rsid="00159a97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paragraph-rsid="0018ec63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paragraph-rsid="001d24b1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19af32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1c183e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30f82a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310cac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542251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987fee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1pt" officeooo:rsid="0019af32" officeooo:paragraph-rsid="009f7cfb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fo:font-weight="normal" officeooo:rsid="0019af32" officeooo:paragraph-rsid="001c183e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rsid="0019af32" officeooo:paragraph-rsid="0019af32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rsid="0019af32" officeooo:paragraph-rsid="0030f82a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rsid="0019af32" officeooo:paragraph-rsid="0088be28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rsid="0019af32" officeooo:paragraph-rsid="009b7cf2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paragraph-rsid="0018ec63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1pt" officeooo:rsid="0063a3af" officeooo:paragraph-rsid="0063a3af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fo:font-size="11pt" fo:font-weight="normal" officeooo:paragraph-rsid="001d24b1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fo:font-size="11pt" officeooo:paragraph-rsid="0018ec63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fo:font-size="11pt" officeooo:paragraph-rsid="007138f1" style:font-size-asian="11pt" style:font-size-complex="11pt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a65d" fo:font-size="11pt" officeooo:rsid="0063a3af" officeooo:paragraph-rsid="0063a3af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a65d" fo:font-size="11pt" officeooo:rsid="0019af32" officeooo:paragraph-rsid="00987fee" style:font-size-asian="11pt" style:font-size-complex="11pt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color="#00a65d" fo:font-size="11pt" officeooo:rsid="0019af32" officeooo:paragraph-rsid="009b7cf2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erif" fo:font-size="11pt" officeooo:rsid="0019af32" officeooo:paragraph-rsid="00542251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erif" fo:font-size="11pt" fo:font-weight="normal" officeooo:rsid="0019af32" officeooo:paragraph-rsid="00542251" style:font-size-asian="11pt" style:font-weight-asian="normal" style:font-size-complex="11pt" style:font-weight-complex="normal"/>
    </style:style>
    <style:style style:name="P35" style:family="paragraph" style:parent-style-name="Standard" style:master-page-name="">
      <style:paragraph-properties style:page-number="auto"/>
      <style:text-properties fo:font-size="11pt" officeooo:paragraph-rsid="001c183e" style:font-size-asian="11pt" style:font-size-complex="11pt"/>
    </style:style>
    <style:style style:name="P36" style:family="paragraph" style:parent-style-name="Standard" style:master-page-name="">
      <loext:graphic-properties draw:fill="none"/>
      <style:paragraph-properties fo:margin-left="-0.199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00a65d" fo:font-size="11pt" officeooo:rsid="0019af32" officeooo:paragraph-rsid="0019af32" style:font-size-asian="11pt" style:font-size-complex="11pt"/>
    </style:style>
    <style:style style:name="P37" style:family="paragraph" style:parent-style-name="Standard">
      <style:text-properties fo:color="#ce181e" fo:font-size="11pt" officeooo:rsid="00159a97" officeooo:paragraph-rsid="00159a97" fo:background-color="#fff200" style:font-size-asian="11pt" style:font-size-complex="11pt"/>
    </style:style>
    <style:style style:name="P38" style:family="paragraph" style:parent-style-name="Standard">
      <style:text-properties fo:color="#ce181e" fo:font-size="11pt" style:font-size-asian="11pt" style:font-size-complex="11pt"/>
    </style:style>
    <style:style style:name="P39" style:family="paragraph" style:parent-style-name="Standard">
      <style:text-properties fo:color="#ce181e" fo:font-size="11pt" officeooo:paragraph-rsid="00282d24" style:font-size-asian="11pt" style:font-size-complex="11pt"/>
    </style:style>
    <style:style style:name="P40" style:family="paragraph" style:parent-style-name="Standard">
      <style:text-properties fo:color="#ce181e" fo:font-size="11pt" officeooo:rsid="00159a97" officeooo:paragraph-rsid="00159a97" style:font-size-asian="11pt" style:font-size-complex="11pt"/>
    </style:style>
    <style:style style:name="T1" style:family="text">
      <style:text-properties officeooo:rsid="00159a97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59a97" style:font-weight-asian="bold" style:font-weight-complex="bold"/>
    </style:style>
    <style:style style:name="T5" style:family="text">
      <style:text-properties fo:color="#ce181e" fo:font-weight="bold" officeooo:rsid="00165fd3" style:font-weight-asian="bold" style:font-weight-complex="bold"/>
    </style:style>
    <style:style style:name="T6" style:family="text">
      <style:text-properties fo:color="#ce181e" fo:font-weight="bold" officeooo:rsid="00282d24" style:font-weight-asian="bold" style:font-weight-complex="bold"/>
    </style:style>
    <style:style style:name="T7" style:family="text">
      <style:text-properties fo:color="#ce181e" fo:font-weight="bold" officeooo:rsid="004462ae" style:font-weight-asian="bold" style:font-weight-complex="bold"/>
    </style:style>
    <style:style style:name="T8" style:family="text">
      <style:text-properties fo:color="#ce181e" fo:font-weight="bold" officeooo:rsid="004d2e69" style:font-weight-asian="bold" style:font-weight-complex="bold"/>
    </style:style>
    <style:style style:name="T9" style:family="text">
      <style:text-properties fo:color="#ce181e" fo:font-weight="bold" officeooo:rsid="004d2e69" fo:background-color="transparent" loext:char-shading-value="0" style:font-weight-asian="bold" style:font-weight-complex="bold"/>
    </style:style>
    <style:style style:name="T10" style:family="text">
      <style:text-properties fo:color="#ce181e" officeooo:rsid="001d33c2"/>
    </style:style>
    <style:style style:name="T11" style:family="text">
      <style:text-properties fo:color="#ce181e" officeooo:rsid="004462ae"/>
    </style:style>
    <style:style style:name="T12" style:family="text">
      <style:text-properties fo:color="#00a65d"/>
    </style:style>
    <style:style style:name="T13" style:family="text">
      <style:text-properties fo:color="#00a65d" fo:font-weight="bold" style:font-weight-asian="bold" style:font-weight-complex="bold"/>
    </style:style>
    <style:style style:name="T14" style:family="text">
      <style:text-properties fo:color="#00a65d" fo:font-weight="bold" officeooo:rsid="00165fd3" style:font-weight-asian="bold" style:font-weight-complex="bold"/>
    </style:style>
    <style:style style:name="T15" style:family="text">
      <style:text-properties fo:color="#00a65d" fo:font-weight="bold" officeooo:rsid="0018ec63" style:font-weight-asian="bold" style:font-weight-complex="bold"/>
    </style:style>
    <style:style style:name="T16" style:family="text">
      <style:text-properties fo:color="#00a65d" fo:font-weight="bold" officeooo:rsid="001d24b1" style:font-weight-asian="bold" style:font-weight-complex="bold"/>
    </style:style>
    <style:style style:name="T17" style:family="text">
      <style:text-properties fo:color="#00a65d" fo:font-weight="bold" officeooo:rsid="001d33c2" style:font-weight-asian="bold" style:font-weight-complex="bold"/>
    </style:style>
    <style:style style:name="T18" style:family="text">
      <style:text-properties fo:color="#00a65d" fo:font-weight="bold" officeooo:rsid="001fcc90" style:font-weight-asian="bold" style:font-weight-complex="bold"/>
    </style:style>
    <style:style style:name="T19" style:family="text">
      <style:text-properties fo:color="#00a65d" fo:font-weight="bold" officeooo:rsid="002c85d5" style:font-weight-asian="bold" style:font-weight-complex="bold"/>
    </style:style>
    <style:style style:name="T20" style:family="text">
      <style:text-properties fo:color="#00a65d" fo:font-weight="bold" officeooo:rsid="002dd2fa" style:font-weight-asian="bold" style:font-weight-complex="bold"/>
    </style:style>
    <style:style style:name="T21" style:family="text">
      <style:text-properties fo:color="#00a65d" fo:font-weight="bold" officeooo:rsid="004834fd" style:font-weight-asian="bold" style:font-weight-complex="bold"/>
    </style:style>
    <style:style style:name="T22" style:family="text">
      <style:text-properties fo:color="#00a65d" fo:font-weight="bold" officeooo:rsid="00542251" style:font-weight-asian="bold" style:font-weight-complex="bold"/>
    </style:style>
    <style:style style:name="T23" style:family="text">
      <style:text-properties fo:color="#00a65d" fo:font-weight="bold" officeooo:rsid="0060a55b" style:font-weight-asian="bold" style:font-weight-complex="bold"/>
    </style:style>
    <style:style style:name="T24" style:family="text">
      <style:text-properties fo:color="#00a65d" fo:font-weight="bold" officeooo:rsid="0057d3a9" style:font-weight-asian="bold" style:font-weight-complex="bold"/>
    </style:style>
    <style:style style:name="T25" style:family="text">
      <style:text-properties fo:color="#00a65d" fo:font-weight="bold" officeooo:rsid="0086a22f" style:font-weight-asian="bold" style:font-weight-complex="bold"/>
    </style:style>
    <style:style style:name="T26" style:family="text">
      <style:text-properties fo:color="#00a65d" fo:font-weight="bold" officeooo:rsid="00b91423" style:font-weight-asian="bold" style:font-weight-complex="bold"/>
    </style:style>
    <style:style style:name="T27" style:family="text">
      <style:text-properties fo:color="#00a65d" fo:font-weight="bold" officeooo:rsid="003fa785" fo:background-color="transparent" loext:char-shading-value="0" style:font-weight-asian="bold" style:font-weight-complex="bold"/>
    </style:style>
    <style:style style:name="T28" style:family="text">
      <style:text-properties fo:color="#00a65d" fo:font-weight="bold" officeooo:rsid="0040e523" fo:background-color="transparent" loext:char-shading-value="0" style:font-weight-asian="bold" style:font-weight-complex="bold"/>
    </style:style>
    <style:style style:name="T29" style:family="text">
      <style:text-properties fo:color="#00a65d" fo:font-weight="bold" officeooo:rsid="0045cf9d" fo:background-color="transparent" loext:char-shading-value="0" style:font-weight-asian="bold" style:font-weight-complex="bold"/>
    </style:style>
    <style:style style:name="T30" style:family="text">
      <style:text-properties fo:color="#00a65d" fo:font-weight="bold" officeooo:rsid="0070a833" fo:background-color="transparent" loext:char-shading-value="0" style:font-weight-asian="bold" style:font-weight-complex="bold"/>
    </style:style>
    <style:style style:name="T31" style:family="text">
      <style:text-properties fo:color="#00a65d" fo:font-weight="bold" officeooo:rsid="00757bf4" fo:background-color="transparent" loext:char-shading-value="0" style:font-weight-asian="bold" style:font-weight-complex="bold"/>
    </style:style>
    <style:style style:name="T32" style:family="text">
      <style:text-properties fo:color="#00a65d" fo:font-weight="normal" officeooo:rsid="0018088e" fo:background-color="transparent" loext:char-shading-value="0" style:font-weight-asian="normal" style:font-weight-complex="normal"/>
    </style:style>
    <style:style style:name="T33" style:family="text">
      <style:text-properties fo:color="#00a65d" fo:font-weight="normal" officeooo:rsid="0045cf9d" fo:background-color="transparent" loext:char-shading-value="0" style:font-weight-asian="normal" style:font-weight-complex="normal"/>
    </style:style>
    <style:style style:name="T34" style:family="text">
      <style:text-properties fo:color="#00a65d" fo:font-weight="normal" officeooo:rsid="00518205" fo:background-color="transparent" loext:char-shading-value="0" style:font-weight-asian="normal" style:font-weight-complex="normal"/>
    </style:style>
    <style:style style:name="T35" style:family="text">
      <style:text-properties fo:color="#00a65d" fo:font-weight="normal" officeooo:rsid="0070a833" fo:background-color="transparent" loext:char-shading-value="0" style:font-weight-asian="normal" style:font-weight-complex="normal"/>
    </style:style>
    <style:style style:name="T36" style:family="text">
      <style:text-properties fo:color="#00a65d" fo:font-weight="normal" officeooo:rsid="0073b516" fo:background-color="transparent" loext:char-shading-value="0" style:font-weight-asian="normal" style:font-weight-complex="normal"/>
    </style:style>
    <style:style style:name="T37" style:family="text">
      <style:text-properties fo:color="#00a65d" fo:font-weight="normal" officeooo:rsid="0086a22f" fo:background-color="transparent" loext:char-shading-value="0" style:font-weight-asian="normal" style:font-weight-complex="normal"/>
    </style:style>
    <style:style style:name="T38" style:family="text">
      <style:text-properties fo:color="#00a65d" fo:font-weight="normal" officeooo:rsid="0063a3af" fo:background-color="transparent" loext:char-shading-value="0" style:font-weight-asian="normal" style:font-weight-complex="normal"/>
    </style:style>
    <style:style style:name="T39" style:family="text">
      <style:text-properties fo:color="#00a65d" fo:font-weight="normal" officeooo:rsid="00a1ba53" fo:background-color="transparent" loext:char-shading-value="0" style:font-weight-asian="normal" style:font-weight-complex="normal"/>
    </style:style>
    <style:style style:name="T40" style:family="text">
      <style:text-properties fo:color="#00a65d" fo:font-weight="normal" officeooo:rsid="00159a97" style:font-weight-asian="normal" style:font-weight-complex="normal"/>
    </style:style>
    <style:style style:name="T41" style:family="text">
      <style:text-properties fo:color="#00a65d" fo:font-weight="normal" officeooo:rsid="00163ae6" style:font-weight-asian="normal" style:font-weight-complex="normal"/>
    </style:style>
    <style:style style:name="T42" style:family="text">
      <style:text-properties fo:color="#00a65d" fo:font-weight="normal" officeooo:rsid="00165fd3" style:font-weight-asian="normal" style:font-weight-complex="normal"/>
    </style:style>
    <style:style style:name="T43" style:family="text">
      <style:text-properties fo:color="#00a65d" fo:font-weight="normal" officeooo:rsid="0018ec63" style:font-weight-asian="normal" style:font-weight-complex="normal"/>
    </style:style>
    <style:style style:name="T44" style:family="text">
      <style:text-properties fo:color="#00a65d" fo:font-weight="normal" officeooo:rsid="0019af32" style:font-weight-asian="normal" style:font-weight-complex="normal"/>
    </style:style>
    <style:style style:name="T45" style:family="text">
      <style:text-properties fo:color="#00a65d" fo:font-weight="normal" officeooo:rsid="001d24b1" style:font-weight-asian="normal" style:font-weight-complex="normal"/>
    </style:style>
    <style:style style:name="T46" style:family="text">
      <style:text-properties fo:color="#00a65d" fo:font-weight="normal" officeooo:rsid="0024155f" style:font-weight-asian="normal" style:font-weight-complex="normal"/>
    </style:style>
    <style:style style:name="T47" style:family="text">
      <style:text-properties fo:color="#00a65d" fo:font-weight="normal" officeooo:rsid="00272e98" style:font-weight-asian="normal" style:font-weight-complex="normal"/>
    </style:style>
    <style:style style:name="T48" style:family="text">
      <style:text-properties fo:color="#00a65d" fo:font-weight="normal" officeooo:rsid="00282d24" style:font-weight-asian="normal" style:font-weight-complex="normal"/>
    </style:style>
    <style:style style:name="T49" style:family="text">
      <style:text-properties fo:color="#00a65d" fo:font-weight="normal" officeooo:rsid="002bb699" style:font-weight-asian="normal" style:font-weight-complex="normal"/>
    </style:style>
    <style:style style:name="T50" style:family="text">
      <style:text-properties fo:color="#00a65d" fo:font-weight="normal" officeooo:rsid="002c85d5" style:font-weight-asian="normal" style:font-weight-complex="normal"/>
    </style:style>
    <style:style style:name="T51" style:family="text">
      <style:text-properties fo:color="#00a65d" fo:font-weight="normal" officeooo:rsid="002dd2fa" style:font-weight-asian="normal" style:font-weight-complex="normal"/>
    </style:style>
    <style:style style:name="T52" style:family="text">
      <style:text-properties fo:color="#00a65d" fo:font-weight="normal" officeooo:rsid="00310cac" style:font-weight-asian="normal" style:font-weight-complex="normal"/>
    </style:style>
    <style:style style:name="T53" style:family="text">
      <style:text-properties fo:color="#00a65d" fo:font-weight="normal" officeooo:rsid="003bfb9c" style:font-weight-asian="normal" style:font-weight-complex="normal"/>
    </style:style>
    <style:style style:name="T54" style:family="text">
      <style:text-properties fo:color="#00a65d" fo:font-weight="normal" officeooo:rsid="003cfaff" style:font-weight-asian="normal" style:font-weight-complex="normal"/>
    </style:style>
    <style:style style:name="T55" style:family="text">
      <style:text-properties fo:color="#00a65d" fo:font-weight="normal" officeooo:rsid="004834fd" style:font-weight-asian="normal" style:font-weight-complex="normal"/>
    </style:style>
    <style:style style:name="T56" style:family="text">
      <style:text-properties fo:color="#00a65d" fo:font-weight="normal" officeooo:rsid="004d2e69" style:font-weight-asian="normal" style:font-weight-complex="normal"/>
    </style:style>
    <style:style style:name="T57" style:family="text">
      <style:text-properties fo:color="#00a65d" fo:font-weight="normal" officeooo:rsid="0054bf2d" style:font-weight-asian="normal" style:font-weight-complex="normal"/>
    </style:style>
    <style:style style:name="T58" style:family="text">
      <style:text-properties fo:color="#00a65d" fo:font-weight="normal" officeooo:rsid="0057d3a9" style:font-weight-asian="normal" style:font-weight-complex="normal"/>
    </style:style>
    <style:style style:name="T59" style:family="text">
      <style:text-properties fo:color="#00a65d" fo:font-weight="normal" officeooo:rsid="005953ba" style:font-weight-asian="normal" style:font-weight-complex="normal"/>
    </style:style>
    <style:style style:name="T60" style:family="text">
      <style:text-properties fo:color="#00a65d" fo:font-weight="normal" officeooo:rsid="0079f808" style:font-weight-asian="normal" style:font-weight-complex="normal"/>
    </style:style>
    <style:style style:name="T61" style:family="text">
      <style:text-properties fo:color="#00a65d" fo:font-weight="normal" officeooo:rsid="007bf531" style:font-weight-asian="normal" style:font-weight-complex="normal"/>
    </style:style>
    <style:style style:name="T62" style:family="text">
      <style:text-properties fo:color="#00a65d" fo:font-weight="normal" officeooo:rsid="0086a22f" style:font-weight-asian="normal" style:font-weight-complex="normal"/>
    </style:style>
    <style:style style:name="T63" style:family="text">
      <style:text-properties fo:color="#00a65d" fo:font-weight="normal" officeooo:rsid="0088be28" style:font-weight-asian="normal" style:font-weight-complex="normal"/>
    </style:style>
    <style:style style:name="T64" style:family="text">
      <style:text-properties fo:color="#00a65d" officeooo:rsid="0018088e" fo:background-color="transparent" loext:char-shading-value="0"/>
    </style:style>
    <style:style style:name="T65" style:family="text">
      <style:text-properties fo:color="#00a65d" officeooo:rsid="003fa785" fo:background-color="transparent" loext:char-shading-value="0"/>
    </style:style>
    <style:style style:name="T66" style:family="text">
      <style:text-properties fo:color="#00a65d" officeooo:rsid="0040e523" fo:background-color="transparent" loext:char-shading-value="0"/>
    </style:style>
    <style:style style:name="T67" style:family="text">
      <style:text-properties fo:color="#00a65d" officeooo:rsid="001d33c2"/>
    </style:style>
    <style:style style:name="T68" style:family="text">
      <style:text-properties fo:color="#00a65d" officeooo:rsid="001fcc90"/>
    </style:style>
    <style:style style:name="T69" style:family="text">
      <style:text-properties fo:color="#00a65d" officeooo:rsid="0022ee04"/>
    </style:style>
    <style:style style:name="T70" style:family="text">
      <style:text-properties fo:color="#00a65d" officeooo:rsid="002fab2f"/>
    </style:style>
    <style:style style:name="T71" style:family="text">
      <style:text-properties fo:color="#00a65d" officeooo:rsid="003389db"/>
    </style:style>
    <style:style style:name="T72" style:family="text">
      <style:text-properties fo:color="#00a65d" officeooo:rsid="0039eefb"/>
    </style:style>
    <style:style style:name="T73" style:family="text">
      <style:text-properties fo:color="#00a65d" officeooo:rsid="004462ae"/>
    </style:style>
    <style:style style:name="T74" style:family="text">
      <style:text-properties fo:color="#00a65d" officeooo:rsid="00542251"/>
    </style:style>
    <style:style style:name="T75" style:family="text">
      <style:text-properties fo:color="#00a65d" officeooo:rsid="0060a55b"/>
    </style:style>
    <style:style style:name="T76" style:family="text">
      <style:text-properties fo:color="#00a65d" style:text-underline-style="none" fo:font-weight="bold" officeooo:rsid="0054bf2d" style:font-weight-asian="bold" style:font-weight-complex="bold"/>
    </style:style>
    <style:style style:name="T77" style:family="text">
      <style:text-properties fo:color="#00a65d" officeooo:rsid="0061f9f3"/>
    </style:style>
    <style:style style:name="T78" style:family="text">
      <style:text-properties fo:color="#00a65d" officeooo:rsid="0068d165"/>
    </style:style>
    <style:style style:name="T79" style:family="text">
      <style:text-properties officeooo:rsid="00165fd3"/>
    </style:style>
    <style:style style:name="T80" style:family="text">
      <style:text-properties fo:background-color="transparent" loext:char-shading-value="0"/>
    </style:style>
    <style:style style:name="T81" style:family="text">
      <style:text-properties officeooo:rsid="0025e5fd" fo:background-color="transparent" loext:char-shading-value="0"/>
    </style:style>
    <style:style style:name="T82" style:family="text">
      <style:text-properties officeooo:rsid="0018088e" fo:background-color="transparent" loext:char-shading-value="0"/>
    </style:style>
    <style:style style:name="T83" style:family="text">
      <style:text-properties fo:color="#ed1c24"/>
    </style:style>
    <style:style style:name="T84" style:family="text">
      <style:text-properties fo:color="#ed1c24" fo:font-weight="bold" style:font-weight-asian="bold" style:font-weight-complex="bold"/>
    </style:style>
    <style:style style:name="T85" style:family="text">
      <style:text-properties fo:color="#ed1c24" fo:font-weight="bold" officeooo:rsid="0018088e" style:font-weight-asian="bold" style:font-weight-complex="bold"/>
    </style:style>
    <style:style style:name="T86" style:family="text">
      <style:text-properties fo:color="#ed1c24" fo:font-weight="bold" officeooo:rsid="00165fd3" style:font-weight-asian="bold" style:font-weight-complex="bold"/>
    </style:style>
    <style:style style:name="T87" style:family="text">
      <style:text-properties fo:color="#ed1c24" fo:font-weight="bold" officeooo:rsid="001d33c2" style:font-weight-asian="bold" style:font-weight-complex="bold"/>
    </style:style>
    <style:style style:name="T88" style:family="text">
      <style:text-properties fo:color="#ed1c24" fo:font-weight="bold" officeooo:rsid="001fcc90" style:font-weight-asian="bold" style:font-weight-complex="bold"/>
    </style:style>
    <style:style style:name="T89" style:family="text">
      <style:text-properties fo:color="#ed1c24" fo:font-weight="bold" officeooo:rsid="0019af32" style:font-weight-asian="bold" style:font-weight-complex="bold"/>
    </style:style>
    <style:style style:name="T90" style:family="text">
      <style:text-properties fo:color="#ed1c24" fo:font-weight="bold" officeooo:rsid="002fab2f" style:font-weight-asian="bold" style:font-weight-complex="bold"/>
    </style:style>
    <style:style style:name="T91" style:family="text">
      <style:text-properties fo:color="#ed1c24" fo:font-weight="bold" officeooo:rsid="0030f82a" style:font-weight-asian="bold" style:font-weight-complex="bold"/>
    </style:style>
    <style:style style:name="T92" style:family="text">
      <style:text-properties fo:color="#ed1c24" fo:font-weight="bold" officeooo:rsid="003389db" style:font-weight-asian="bold" style:font-weight-complex="bold"/>
    </style:style>
    <style:style style:name="T93" style:family="text">
      <style:text-properties fo:color="#ed1c24" fo:font-weight="bold" officeooo:rsid="003cfaff" style:font-weight-asian="bold" style:font-weight-complex="bold"/>
    </style:style>
    <style:style style:name="T94" style:family="text">
      <style:text-properties fo:color="#ed1c24" fo:font-weight="bold" officeooo:rsid="002dd2fa" style:font-weight-asian="bold" style:font-weight-complex="bold"/>
    </style:style>
    <style:style style:name="T95" style:family="text">
      <style:text-properties fo:color="#ed1c24" fo:font-weight="bold" officeooo:rsid="004834fd" style:font-weight-asian="bold" style:font-weight-complex="bold"/>
    </style:style>
    <style:style style:name="T96" style:family="text">
      <style:text-properties fo:color="#ed1c24" fo:font-weight="bold" officeooo:rsid="004bb2b7" style:font-weight-asian="bold" style:font-weight-complex="bold"/>
    </style:style>
    <style:style style:name="T97" style:family="text">
      <style:text-properties fo:color="#ed1c24" fo:font-weight="bold" officeooo:rsid="004d2e69" style:font-weight-asian="bold" style:font-weight-complex="bold"/>
    </style:style>
    <style:style style:name="T98" style:family="text">
      <style:text-properties fo:color="#ed1c24" fo:font-weight="bold" officeooo:rsid="00542251" style:font-weight-asian="bold" style:font-weight-complex="bold"/>
    </style:style>
    <style:style style:name="T99" style:family="text">
      <style:text-properties fo:color="#ed1c24" fo:font-weight="bold" officeooo:rsid="0057d3a9" style:font-weight-asian="bold" style:font-weight-complex="bold"/>
    </style:style>
    <style:style style:name="T100" style:family="text">
      <style:text-properties fo:color="#ed1c24" fo:font-weight="bold" officeooo:rsid="005fbc88" style:font-weight-asian="bold" style:font-weight-complex="bold"/>
    </style:style>
    <style:style style:name="T101" style:family="text">
      <style:text-properties fo:color="#ed1c24" fo:font-weight="bold" officeooo:rsid="0064a00c" style:font-weight-asian="bold" style:font-weight-complex="bold"/>
    </style:style>
    <style:style style:name="T102" style:family="text">
      <style:text-properties fo:color="#ed1c24" fo:font-weight="bold" officeooo:rsid="0068d165" style:font-weight-asian="bold" style:font-weight-complex="bold"/>
    </style:style>
    <style:style style:name="T103" style:family="text">
      <style:text-properties fo:color="#ed1c24" fo:font-weight="bold" officeooo:rsid="0061f9f3" style:font-weight-asian="bold" style:font-weight-complex="bold"/>
    </style:style>
    <style:style style:name="T104" style:family="text">
      <style:text-properties fo:color="#ed1c24" fo:font-weight="bold" officeooo:rsid="007bf531" style:font-weight-asian="bold" style:font-weight-complex="bold"/>
    </style:style>
    <style:style style:name="T105" style:family="text">
      <style:text-properties fo:color="#ed1c24" fo:font-weight="bold" officeooo:rsid="0083df57" style:font-weight-asian="bold" style:font-weight-complex="bold"/>
    </style:style>
    <style:style style:name="T106" style:family="text">
      <style:text-properties fo:color="#ed1c24" fo:font-weight="bold" officeooo:rsid="0086a22f" style:font-weight-asian="bold" style:font-weight-complex="bold"/>
    </style:style>
    <style:style style:name="T107" style:family="text">
      <style:text-properties fo:color="#ed1c24" fo:font-weight="bold" officeooo:rsid="0088be28" style:font-weight-asian="bold" style:font-weight-complex="bold"/>
    </style:style>
    <style:style style:name="T108" style:family="text">
      <style:text-properties fo:color="#ed1c24" fo:font-weight="bold" officeooo:rsid="008a969e" style:font-weight-asian="bold" style:font-weight-complex="bold"/>
    </style:style>
    <style:style style:name="T109" style:family="text">
      <style:text-properties fo:color="#ed1c24" fo:font-weight="bold" officeooo:rsid="0092a11b" style:font-weight-asian="bold" style:font-weight-complex="bold"/>
    </style:style>
    <style:style style:name="T110" style:family="text">
      <style:text-properties fo:color="#ed1c24" fo:font-weight="bold" officeooo:rsid="0092f999" style:font-weight-asian="bold" style:font-weight-complex="bold"/>
    </style:style>
    <style:style style:name="T111" style:family="text">
      <style:text-properties fo:color="#ed1c24" fo:font-weight="bold" officeooo:rsid="00b50dc5" style:font-weight-asian="bold" style:font-weight-complex="bold"/>
    </style:style>
    <style:style style:name="T112" style:family="text">
      <style:text-properties fo:color="#ed1c24" fo:font-weight="bold" fo:background-color="transparent" loext:char-shading-value="0" style:font-weight-asian="bold" style:font-weight-complex="bold"/>
    </style:style>
    <style:style style:name="T113" style:family="text">
      <style:text-properties fo:color="#ed1c24" fo:font-weight="bold" officeooo:rsid="0018088e" fo:background-color="transparent" loext:char-shading-value="0" style:font-weight-asian="bold" style:font-weight-complex="bold"/>
    </style:style>
    <style:style style:name="T114" style:family="text">
      <style:text-properties fo:color="#ed1c24" fo:font-weight="bold" officeooo:rsid="0045cf9d" fo:background-color="transparent" loext:char-shading-value="0" style:font-weight-asian="bold" style:font-weight-complex="bold"/>
    </style:style>
    <style:style style:name="T115" style:family="text">
      <style:text-properties fo:color="#ed1c24" fo:font-weight="bold" officeooo:rsid="0073b516" fo:background-color="transparent" loext:char-shading-value="0" style:font-weight-asian="bold" style:font-weight-complex="bold"/>
    </style:style>
    <style:style style:name="T116" style:family="text">
      <style:text-properties fo:color="#ed1c24" fo:font-weight="bold" officeooo:rsid="00757bf4" fo:background-color="transparent" loext:char-shading-value="0" style:font-weight-asian="bold" style:font-weight-complex="bold"/>
    </style:style>
    <style:style style:name="T117" style:family="text">
      <style:text-properties fo:color="#ed1c24" fo:font-weight="bold" officeooo:rsid="007de79d" fo:background-color="transparent" loext:char-shading-value="0" style:font-weight-asian="bold" style:font-weight-complex="bold"/>
    </style:style>
    <style:style style:name="T118" style:family="text">
      <style:text-properties fo:color="#ed1c24" fo:font-weight="bold" officeooo:rsid="0088c341" fo:background-color="transparent" loext:char-shading-value="0" style:font-weight-asian="bold" style:font-weight-complex="bold"/>
    </style:style>
    <style:style style:name="T119" style:family="text">
      <style:text-properties fo:color="#ed1c24" fo:font-weight="bold" officeooo:rsid="0088be28" fo:background-color="transparent" loext:char-shading-value="0" style:font-weight-asian="bold" style:font-weight-complex="bold"/>
    </style:style>
    <style:style style:name="T120" style:family="text">
      <style:text-properties fo:color="#ed1c24" fo:font-weight="bold" officeooo:rsid="008d66fb" fo:background-color="transparent" loext:char-shading-value="0" style:font-weight-asian="bold" style:font-weight-complex="bold"/>
    </style:style>
    <style:style style:name="T121" style:family="text">
      <style:text-properties fo:color="#ed1c24" fo:font-weight="bold" officeooo:rsid="008f44fd" fo:background-color="transparent" loext:char-shading-value="0" style:font-weight-asian="bold" style:font-weight-complex="bold"/>
    </style:style>
    <style:style style:name="T122" style:family="text">
      <style:text-properties fo:color="#ed1c24" fo:font-weight="bold" officeooo:rsid="0093282c" fo:background-color="transparent" loext:char-shading-value="0" style:font-weight-asian="bold" style:font-weight-complex="bold"/>
    </style:style>
    <style:style style:name="T123" style:family="text">
      <style:text-properties fo:color="#ed1c24" fo:font-weight="bold" officeooo:rsid="0097d9e7" fo:background-color="transparent" loext:char-shading-value="0" style:font-weight-asian="bold" style:font-weight-complex="bold"/>
    </style:style>
    <style:style style:name="T124" style:family="text">
      <style:text-properties fo:color="#ed1c24" fo:font-weight="bold" officeooo:rsid="009f7cfb" fo:background-color="transparent" loext:char-shading-value="0" style:font-weight-asian="bold" style:font-weight-complex="bold"/>
    </style:style>
    <style:style style:name="T125" style:family="text">
      <style:text-properties fo:color="#ed1c24" fo:font-weight="bold" officeooo:rsid="00b13649" fo:background-color="transparent" loext:char-shading-value="0" style:font-weight-asian="bold" style:font-weight-complex="bold"/>
    </style:style>
    <style:style style:name="T126" style:family="text">
      <style:text-properties fo:color="#ed1c24" fo:font-weight="bold" officeooo:rsid="00b2291a" fo:background-color="transparent" loext:char-shading-value="0" style:font-weight-asian="bold" style:font-weight-complex="bold"/>
    </style:style>
    <style:style style:name="T127" style:family="text">
      <style:text-properties fo:color="#ed1c24" officeooo:rsid="001d33c2"/>
    </style:style>
    <style:style style:name="T128" style:family="text">
      <style:text-properties fo:color="#8f187c" fo:font-weight="bold" officeooo:rsid="0018ec63" style:font-weight-asian="bold" style:font-weight-complex="bold"/>
    </style:style>
    <style:style style:name="T129" style:family="text">
      <style:text-properties fo:color="#8f187c" fo:font-weight="bold" officeooo:rsid="001d24b1" style:font-weight-asian="bold" style:font-weight-complex="bold"/>
    </style:style>
    <style:style style:name="T130" style:family="text">
      <style:text-properties fo:color="#8f187c" fo:font-weight="bold" fo:background-color="#fff200" loext:char-shading-value="0" style:font-weight-asian="bold" style:font-weight-complex="bold"/>
    </style:style>
    <style:style style:name="T131" style:family="text">
      <style:text-properties fo:color="#8f187c" fo:font-weight="bold" officeooo:rsid="001d24b1" fo:background-color="#fff200" loext:char-shading-value="0" style:font-weight-asian="bold" style:font-weight-complex="bold"/>
    </style:style>
    <style:style style:name="T132" style:family="text">
      <style:text-properties fo:color="#8f187c" fo:font-weight="bold" officeooo:rsid="0018ec63" fo:background-color="#fff200" loext:char-shading-value="0" style:font-weight-asian="bold" style:font-weight-complex="bold"/>
    </style:style>
    <style:style style:name="T133" style:family="text">
      <style:text-properties fo:color="#8f187c" fo:font-weight="bold" officeooo:rsid="001d33c2" fo:background-color="#fff200" loext:char-shading-value="0" style:font-weight-asian="bold" style:font-weight-complex="bold"/>
    </style:style>
    <style:style style:name="T134" style:family="text">
      <style:text-properties fo:font-weight="normal" officeooo:rsid="0019af32" style:font-weight-asian="normal" style:font-weight-complex="normal"/>
    </style:style>
    <style:style style:name="T135" style:family="text">
      <style:text-properties fo:font-weight="normal" officeooo:rsid="003cfaff" style:font-weight-asian="normal" style:font-weight-complex="normal"/>
    </style:style>
    <style:style style:name="T136" style:family="text">
      <style:text-properties fo:font-weight="normal" officeooo:rsid="002dd2fa" style:font-weight-asian="normal" style:font-weight-complex="normal"/>
    </style:style>
    <style:style style:name="T137" style:family="text">
      <style:text-properties fo:font-weight="normal" officeooo:rsid="004d2e69" style:font-weight-asian="normal" style:font-weight-complex="normal"/>
    </style:style>
    <style:style style:name="T138" style:family="text">
      <style:text-properties fo:font-weight="normal" officeooo:rsid="007bf531" style:font-weight-asian="normal" style:font-weight-complex="normal"/>
    </style:style>
    <style:style style:name="T139" style:family="text">
      <style:text-properties fo:font-weight="normal" officeooo:rsid="00a4d0d3" style:font-weight-asian="normal" style:font-weight-complex="normal"/>
    </style:style>
    <style:style style:name="T140" style:family="text">
      <style:text-properties fo:font-weight="normal" officeooo:rsid="00a79306" style:font-weight-asian="normal" style:font-weight-complex="normal"/>
    </style:style>
    <style:style style:name="T141" style:family="text">
      <style:text-properties fo:font-weight="normal" officeooo:rsid="00aa009a" style:font-weight-asian="normal" style:font-weight-complex="normal"/>
    </style:style>
    <style:style style:name="T142" style:family="text">
      <style:text-properties fo:font-weight="normal" officeooo:rsid="00159a97" style:font-weight-asian="normal" style:font-weight-complex="normal"/>
    </style:style>
    <style:style style:name="T143" style:family="text">
      <style:text-properties fo:font-weight="normal" officeooo:rsid="00282d24" style:font-weight-asian="normal" style:font-weight-complex="normal"/>
    </style:style>
    <style:style style:name="T144" style:family="text">
      <style:text-properties fo:font-weight="normal" officeooo:rsid="00272e98" style:font-weight-asian="normal" style:font-weight-complex="normal"/>
    </style:style>
    <style:style style:name="T145" style:family="text">
      <style:text-properties fo:font-weight="normal" officeooo:rsid="0024155f" style:font-weight-asian="normal" style:font-weight-complex="normal"/>
    </style:style>
    <style:style style:name="T146" style:family="text">
      <style:text-properties fo:font-weight="normal" officeooo:rsid="0045cf9d" fo:background-color="transparent" loext:char-shading-value="0" style:font-weight-asian="normal" style:font-weight-complex="normal"/>
    </style:style>
    <style:style style:name="T147" style:family="text">
      <style:text-properties fo:font-weight="normal" officeooo:rsid="0073b516" fo:background-color="transparent" loext:char-shading-value="0" style:font-weight-asian="normal" style:font-weight-complex="normal"/>
    </style:style>
    <style:style style:name="T148" style:family="text">
      <style:text-properties fo:font-weight="normal" officeooo:rsid="008f44fd" fo:background-color="transparent" loext:char-shading-value="0" style:font-weight-asian="normal" style:font-weight-complex="normal"/>
    </style:style>
    <style:style style:name="T149" style:family="text">
      <style:text-properties fo:color="#000000"/>
    </style:style>
    <style:style style:name="T150" style:family="text">
      <style:text-properties fo:color="#000000" fo:font-weight="normal" officeooo:rsid="00165fd3" style:font-weight-asian="normal" style:font-weight-complex="normal"/>
    </style:style>
    <style:style style:name="T151" style:family="text">
      <style:text-properties fo:color="#000000" fo:font-weight="normal" officeooo:rsid="004834fd" style:font-weight-asian="normal" style:font-weight-complex="normal"/>
    </style:style>
    <style:style style:name="T152" style:family="text">
      <style:text-properties fo:color="#000000" fo:font-weight="normal" officeooo:rsid="004bb2b7" style:font-weight-asian="normal" style:font-weight-complex="normal"/>
    </style:style>
    <style:style style:name="T153" style:family="text">
      <style:text-properties fo:color="#000000" fo:font-weight="normal" officeooo:rsid="0057d3a9" style:font-weight-asian="normal" style:font-weight-complex="normal"/>
    </style:style>
    <style:style style:name="T154" style:family="text">
      <style:text-properties fo:color="#000000" fo:font-weight="normal" officeooo:rsid="004d2e69" style:font-weight-asian="normal" style:font-weight-complex="normal"/>
    </style:style>
    <style:style style:name="T155" style:family="text">
      <style:text-properties fo:color="#000000" fo:font-weight="normal" officeooo:rsid="0073b516" fo:background-color="transparent" loext:char-shading-value="0" style:font-weight-asian="normal" style:font-weight-complex="normal"/>
    </style:style>
    <style:style style:name="T156" style:family="text">
      <style:text-properties fo:color="#000000" officeooo:rsid="001d33c2"/>
    </style:style>
    <style:style style:name="T157" style:family="text">
      <style:text-properties fo:color="#000000" fo:font-weight="bold" officeooo:rsid="001d33c2" style:font-weight-asian="bold" style:font-weight-complex="bold"/>
    </style:style>
    <style:style style:name="T158" style:family="text">
      <style:text-properties fo:color="#000000" fo:font-weight="bold" officeooo:rsid="0057d3a9" style:font-weight-asian="bold" style:font-weight-complex="bold"/>
    </style:style>
    <style:style style:name="T159" style:family="text">
      <style:text-properties fo:color="#000000" officeooo:rsid="004462ae"/>
    </style:style>
    <style:style style:name="T160" style:family="text">
      <style:text-properties fo:color="#000000" officeooo:rsid="00542251"/>
    </style:style>
    <style:style style:name="T161" style:family="text">
      <style:text-properties fo:color="#000000" officeooo:rsid="0060a55b"/>
    </style:style>
    <style:style style:name="T162" style:family="text">
      <style:text-properties officeooo:rsid="001d33c2"/>
    </style:style>
    <style:style style:name="T163" style:family="text">
      <style:text-properties officeooo:rsid="001fcc90"/>
    </style:style>
    <style:style style:name="T164" style:family="text">
      <style:text-properties fo:color="#820f71" fo:font-weight="bold" officeooo:rsid="001fcc90" style:font-weight-asian="bold" style:font-weight-complex="bold"/>
    </style:style>
    <style:style style:name="T165" style:family="text">
      <style:text-properties fo:color="#820f71" fo:font-weight="bold" officeooo:rsid="001fcc90" fo:background-color="#fff200" loext:char-shading-value="0" style:font-weight-asian="bold" style:font-weight-complex="bold"/>
    </style:style>
    <style:style style:name="T166" style:family="text">
      <style:text-properties fo:color="#a3238e" fo:font-weight="bold" officeooo:rsid="002bb699" style:font-weight-asian="bold" style:font-weight-complex="bold"/>
    </style:style>
    <style:style style:name="T167" style:family="text">
      <style:text-properties fo:color="#a3238e" fo:font-weight="bold" officeooo:rsid="002c85d5" style:font-weight-asian="bold" style:font-weight-complex="bold"/>
    </style:style>
    <style:style style:name="T168" style:family="text">
      <style:text-properties fo:color="#a3238e" fo:font-weight="bold" officeooo:rsid="002fab2f" style:font-weight-asian="bold" style:font-weight-complex="bold"/>
    </style:style>
    <style:style style:name="T169" style:family="text">
      <style:text-properties fo:color="#a3238e" fo:font-weight="bold" officeooo:rsid="00310cac" style:font-weight-asian="bold" style:font-weight-complex="bold"/>
    </style:style>
    <style:style style:name="T170" style:family="text">
      <style:text-properties fo:color="#a3238e" fo:font-weight="bold" officeooo:rsid="003389db" style:font-weight-asian="bold" style:font-weight-complex="bold"/>
    </style:style>
    <style:style style:name="T171" style:family="text">
      <style:text-properties fo:color="#a3238e" fo:font-weight="bold" officeooo:rsid="0038a7fc" style:font-weight-asian="bold" style:font-weight-complex="bold"/>
    </style:style>
    <style:style style:name="T172" style:family="text">
      <style:text-properties fo:color="#a3238e" fo:font-weight="bold" officeooo:rsid="0054bf2d" style:font-weight-asian="bold" style:font-weight-complex="bold"/>
    </style:style>
    <style:style style:name="T173" style:family="text">
      <style:text-properties fo:color="#a3238e" fo:font-weight="bold" officeooo:rsid="0079f808" style:font-weight-asian="bold" style:font-weight-complex="bold"/>
    </style:style>
    <style:style style:name="T174" style:family="text">
      <style:text-properties fo:color="#a3238e" fo:font-weight="bold" fo:background-color="#fff200" loext:char-shading-value="0" style:font-weight-asian="bold" style:font-weight-complex="bold"/>
    </style:style>
    <style:style style:name="T175" style:family="text">
      <style:text-properties fo:color="#a3238e" fo:font-weight="bold" officeooo:rsid="002c85d5" fo:background-color="#fff200" loext:char-shading-value="0" style:font-weight-asian="bold" style:font-weight-complex="bold"/>
    </style:style>
    <style:style style:name="T176" style:family="text">
      <style:text-properties fo:color="#a3238e" fo:font-weight="bold" officeooo:rsid="003fa785" fo:background-color="#fff200" loext:char-shading-value="0" style:font-weight-asian="bold" style:font-weight-complex="bold"/>
    </style:style>
    <style:style style:name="T177" style:family="text">
      <style:text-properties fo:color="#a3238e" fo:font-weight="bold" officeooo:rsid="004462ae" fo:background-color="#fff200" loext:char-shading-value="0" style:font-weight-asian="bold" style:font-weight-complex="bold"/>
    </style:style>
    <style:style style:name="T178" style:family="text">
      <style:text-properties fo:color="#a3238e" fo:font-weight="bold" officeooo:rsid="0045cf9d" fo:background-color="#fff200" loext:char-shading-value="0" style:font-weight-asian="bold" style:font-weight-complex="bold"/>
    </style:style>
    <style:style style:name="T179" style:family="text">
      <style:text-properties fo:color="#a3238e" fo:font-weight="bold" officeooo:rsid="004834fd" fo:background-color="#fff200" loext:char-shading-value="0" style:font-weight-asian="bold" style:font-weight-complex="bold"/>
    </style:style>
    <style:style style:name="T180" style:family="text">
      <style:text-properties fo:color="#a3238e" fo:font-weight="bold" officeooo:rsid="00518205" fo:background-color="#fff200" loext:char-shading-value="0" style:font-weight-asian="bold" style:font-weight-complex="bold"/>
    </style:style>
    <style:style style:name="T181" style:family="text">
      <style:text-properties fo:color="#a3238e" fo:font-weight="bold" officeooo:rsid="0060a55b" fo:background-color="#fff200" loext:char-shading-value="0" style:font-weight-asian="bold" style:font-weight-complex="bold"/>
    </style:style>
    <style:style style:name="T182" style:family="text">
      <style:text-properties fo:color="#a3238e" fo:font-weight="bold" officeooo:rsid="0068d165" fo:background-color="#fff200" loext:char-shading-value="0" style:font-weight-asian="bold" style:font-weight-complex="bold"/>
    </style:style>
    <style:style style:name="T183" style:family="text">
      <style:text-properties fo:color="#a3238e" fo:font-weight="bold" officeooo:rsid="0054bf2d" fo:background-color="#fff200" loext:char-shading-value="0" style:font-weight-asian="bold" style:font-weight-complex="bold"/>
    </style:style>
    <style:style style:name="T184" style:family="text">
      <style:text-properties fo:color="#a3238e" fo:font-weight="bold" officeooo:rsid="007fbf4e" fo:background-color="#fff200" loext:char-shading-value="0" style:font-weight-asian="bold" style:font-weight-complex="bold"/>
    </style:style>
    <style:style style:name="T185" style:family="text">
      <style:text-properties fo:color="#a3238e" fo:font-weight="bold" officeooo:rsid="0086a22f" fo:background-color="#fff200" loext:char-shading-value="0" style:font-weight-asian="bold" style:font-weight-complex="bold"/>
    </style:style>
    <style:style style:name="T186" style:family="text">
      <style:text-properties fo:color="#a3238e" fo:font-weight="bold" officeooo:rsid="008f44fd" fo:background-color="#fff200" loext:char-shading-value="0" style:font-weight-asian="bold" style:font-weight-complex="bold"/>
    </style:style>
    <style:style style:name="T187" style:family="text">
      <style:text-properties fo:color="#a3238e" fo:font-weight="bold" officeooo:rsid="0063a3af" fo:background-color="#fff200" loext:char-shading-value="0" style:font-weight-asian="bold" style:font-weight-complex="bold"/>
    </style:style>
    <style:style style:name="T188" style:family="text">
      <style:text-properties fo:color="#a3238e" fo:font-weight="bold" officeooo:rsid="0045cf9d" fo:background-color="transparent" loext:char-shading-value="0" style:font-weight-asian="bold" style:font-weight-complex="bold"/>
    </style:style>
    <style:style style:name="T189" style:family="text">
      <style:text-properties fo:color="#a3238e" fo:font-weight="bold" officeooo:rsid="00757bf4" fo:background-color="transparent" loext:char-shading-value="0" style:font-weight-asian="bold" style:font-weight-complex="bold"/>
    </style:style>
    <style:style style:name="T190" style:family="text">
      <style:text-properties fo:color="#a3238e" fo:font-weight="bold" officeooo:rsid="0088c341" fo:background-color="transparent" loext:char-shading-value="0" style:font-weight-asian="bold" style:font-weight-complex="bold"/>
    </style:style>
    <style:style style:name="T191" style:family="text">
      <style:text-properties fo:color="#a3238e" fo:font-weight="bold" officeooo:rsid="0088be28" fo:background-color="transparent" loext:char-shading-value="0" style:font-weight-asian="bold" style:font-weight-complex="bold"/>
    </style:style>
    <style:style style:name="T192" style:family="text">
      <style:text-properties fo:color="#a3238e" fo:font-weight="bold" officeooo:rsid="008f44fd" fo:background-color="transparent" loext:char-shading-value="0" style:font-weight-asian="bold" style:font-weight-complex="bold"/>
    </style:style>
    <style:style style:name="T193" style:family="text">
      <style:text-properties fo:color="#a3238e" fo:font-weight="normal" officeooo:rsid="002bb699" style:font-weight-asian="normal" style:font-weight-complex="normal"/>
    </style:style>
    <style:style style:name="T194" style:family="text">
      <style:text-properties fo:color="#a3238e" fo:font-weight="normal" officeooo:rsid="00518205" fo:background-color="#fff200" loext:char-shading-value="0" style:font-weight-asian="normal" style:font-weight-complex="normal"/>
    </style:style>
    <style:style style:name="T195" style:family="text">
      <style:text-properties fo:color="#a3238e" style:text-underline-style="none" fo:font-weight="bold" officeooo:rsid="0079f808" fo:background-color="#fff200" loext:char-shading-value="0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officeooo:rsid="007fbf4e" style:font-weight-asian="bold" style:font-weight-complex="bold"/>
    </style:style>
    <style:style style:name="T198" style:family="text">
      <style:text-properties fo:font-weight="bold" officeooo:rsid="00a79306" style:font-weight-asian="bold" style:font-weight-complex="bold"/>
    </style:style>
    <style:style style:name="T199" style:family="text">
      <style:text-properties fo:font-weight="bold" officeooo:rsid="00159a97" style:font-weight-asian="bold" style:font-weight-complex="bold"/>
    </style:style>
    <style:style style:name="T200" style:family="text">
      <style:text-properties fo:font-weight="bold" officeooo:rsid="00282d24" style:font-weight-asian="bold" style:font-weight-complex="bold"/>
    </style:style>
    <style:style style:name="T201" style:family="text">
      <style:text-properties fo:font-weight="bold" officeooo:rsid="007fbf4e" fo:background-color="transparent" loext:char-shading-value="0" style:font-weight-asian="bold" style:font-weight-complex="bold"/>
    </style:style>
    <style:style style:name="T202" style:family="text">
      <style:text-properties officeooo:rsid="00668725"/>
    </style:style>
    <style:style style:name="T203" style:family="text">
      <style:text-properties officeooo:rsid="0066aaad"/>
    </style:style>
    <style:style style:name="T204" style:family="text">
      <style:text-properties officeooo:rsid="0066f720"/>
    </style:style>
    <style:style style:name="T205" style:family="text">
      <style:text-properties officeooo:rsid="0068d165"/>
    </style:style>
    <style:style style:name="T206" style:family="text">
      <style:text-properties officeooo:rsid="0061f9f3"/>
    </style:style>
    <style:style style:name="T207" style:family="text">
      <style:text-properties officeooo:rsid="007fbf4e"/>
    </style:style>
    <style:style style:name="T208" style:family="text">
      <style:text-properties officeooo:rsid="0082191b"/>
    </style:style>
    <style:style style:name="T209" style:family="text">
      <style:text-properties officeooo:rsid="00b66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IPO CDMA –<text:span text:style-name="T80"> </text:span><text:span text:style-name="T81">Tradicionalmente digital cancellation era usado pelo recetor para extrair o pacote de um Tx que colidiu com outro pacote de outro Tx, → Era desmodulado, subtraido. Mas FD Cancellation que queremos agora tem conhecimento do sinal transmitido.</text:span></text:p>
      <text:p text:style-name="P38"/>
      <text:p text:style-name="P39">Embracing Wireless Interference: Analog Network Coding <text:s/>- <text:span text:style-name="T199">AN</text:span><text:span text:style-name="T200">C</text:span></text:p>
      <text:p text:style-name="P39"><text:span text:style-name="T200"><text:tab/></text:span><text:span text:style-name="T142">ANC </text:span><text:span text:style-name="T143">(</text:span><text:span text:style-name="T142">Analog Network Coding)</text:span></text:p>
      <text:p text:style-name="P40">Taking the Sting out of Carrier Sense: Interference Cancellation for Wireless LANs – <text:span text:style-name="T196">mobicom-sic</text:span></text:p>
      <text:p text:style-name="P40"><text:span text:style-name="T196"><text:tab/></text:span><text:span text:style-name="T144">SIC (successive interference cancellation)</text:span></text:p>
      <text:p text:style-name="P40">ZigZag Decoding: Combating Hidden Terminals in Wireless Networks -<text:span text:style-name="T196">p159-gollakotaA</text:span></text:p>
      <text:p text:style-name="P40"><text:span text:style-name="T196"><text:tab/></text:span><text:span text:style-name="T145">ZigZag</text:span></text:p>
      <text:p text:style-name="P38"/>
      <text:p text:style-name="P5">Vistos</text:p>
      <text:p text:style-name="P1"/>
      <text:p text:style-name="P2">Division-free duplex for wireless applications -<text:span text:style-name="T4">chen1998</text:span></text:p>
      <text:p text:style-name="P4"><text:span text:style-name="T4"><text:tab/></text:span><text:span text:style-name="T32">Nada de jeito</text:span></text:p>
      <text:p text:style-name="P6"><text:span text:style-name="T1">A New Duplex without Loss of Data Rate and Utilizing Selection Diversity </text:span><text:span text:style-name="T4">-ju2008</text:span></text:p>
      <text:p text:style-name="P6"><text:span text:style-name="T4"><text:tab/></text:span><text:span text:style-name="T64">Nada de jeito</text:span></text:p>
      <text:p text:style-name="P7"><text:span text:style-name="T82">Spatial Loop Interference Suppression in Full-Duplex MIMO Relays</text:span><text:span text:style-name="T113"> -riihonen2009</text:span></text:p>
      <text:p text:style-name="P7"><text:span text:style-name="T113"><text:tab/></text:span><text:span text:style-name="T176">Digital:</text:span><text:span text:style-name="T65"> </text:span><text:span text:style-name="T66">para MIMO: </text:span><text:span text:style-name="T65">Null Space Projection </text:span><text:span text:style-name="T66">(</text:span><text:span text:style-name="T28">Zero-Forcing</text:span><text:span text:style-name="T66">)</text:span><text:span text:style-name="T65"> e </text:span><text:span text:style-name="T27">MMSE</text:span><text:span text:style-name="T65"> filter</text:span></text:p>
      <text:p text:style-name="P2">A Spatial Self-interference Nullification Method for Full Duplex Amplify-and-Forward MIMO Relays – <text:span text:style-name="T4">chun2010</text:span></text:p>
      <text:p text:style-name="P3"><text:span text:style-name="T4"><text:tab/></text:span><text:span text:style-name="T40">SVD? </text:span><text:span text:style-name="T41">+Formulas </text:span><text:span text:style-name="T42">mas sem indicar o algoritmo</text:span></text:p>
      <text:p text:style-name="P8">Full-Duplex Wireless Communications Using Off-The-Shelf Radios: Feasibility and First Results -<text:span text:style-name="T4">duarte2010</text:span></text:p>
      <text:p text:style-name="P10"><text:span text:style-name="T4"><text:tab/></text:span><text:span text:style-name="T42">Formulas mas sem indicar o algoritmo</text:span></text:p>
      <text:p text:style-name="P10"><text:span text:style-name="T150">Full-duplex relay based on block diagonalisation in multiple-input multiple-output relay systems</text:span><text:span text:style-name="T42"> </text:span><text:span text:style-name="T86">-lee2010</text:span></text:p>
      <text:p text:style-name="P12"><text:span text:style-name="T86"><text:tab/></text:span><text:span text:style-name="T131">Digital</text:span><text:span text:style-name="T129">: </text:span><text:span text:style-name="T16">Z</text:span><text:span text:style-name="T14">ero-forcing beamforming</text:span><text:span text:style-name="T42"> </text:span><text:span text:style-name="T45">e proposeram </text:span><text:span text:style-name="T16">block diagonalisation </text:span><text:span text:style-name="T17">(melhor)</text:span></text:p>
      <text:p text:style-name="P27"><text:span text:style-name="T162">Achieving Single Channel, Full Duplex Wireless Communication </text:span><text:span text:style-name="T127">-</text:span><text:span text:style-name="T87">mobicom10 --</text:span><text:span text:style-name="T110">&gt;Katti</text:span></text:p>
      <text:p text:style-name="P27"><text:span text:style-name="T87"><text:tab/></text:span><text:span text:style-name="T170">Passive:</text:span><text:span text:style-name="T92"> </text:span><text:span text:style-name="T71">Antenna Cancellation</text:span></text:p>
      <text:p text:style-name="P27"><text:span text:style-name="T87"><text:tab/></text:span><text:span text:style-name="T165">Digital</text:span><text:span text:style-name="T164">:</text:span><text:span text:style-name="T88"> </text:span><text:span text:style-name="T18">Coherent detection: </text:span><text:span text:style-name="T68">Correlação do sinal, </text:span><text:span text:style-name="T69">subtrair e e estimar delay e phase shift. Como? N</text:span><text:span text:style-name="T68">ão indicam mais nada</text:span><text:span text:style-name="T18"> </text:span></text:p>
      <text:p text:style-name="P27"><text:span text:style-name="T163">Rethinking Indoor Wireless Mesh Design: Low Power, Low Frequency, Full-duplex -</text:span><text:span text:style-name="T88">radunovic2010</text:span></text:p>
      <text:p text:style-name="P27"><text:span text:style-name="T88"><text:tab/></text:span><text:span text:style-name="T168">Analog:</text:span><text:span text:style-name="T90"> </text:span><text:span text:style-name="T70">Quel</text:span><text:span text:style-name="T72">l</text:span><text:span text:style-name="T70">en Qhx220 Chip</text:span></text:p>
      <text:p text:style-name="P8">Self-Interference Cancellation in Multi-hop Full-Duplex Networks via Structured Signaling -<text:span text:style-name="T85">everett2011</text:span></text:p>
      <text:p text:style-name="P11"><text:span text:style-name="T85"><text:tab/></text:span><text:span text:style-name="T128">Analog</text:span><text:span text:style-name="T15">: </text:span><text:span text:style-name="T43">Training Sequence, Adaptative Intereference Cancellation</text:span><text:span text:style-name="T15">, </text:span></text:p>
      <text:p text:style-name="P11"><text:span text:style-name="T15"><text:tab/></text:span><text:span text:style-name="T132">Digital</text:span><text:span text:style-name="T15">: </text:span><text:span text:style-name="T43">Remaining SI pode ser com Time-Orthogonal Training (+ overhead); <text:s/>Propês </text:span><text:span text:style-name="T15">Structured cancellation</text:span><text:span text:style-name="T43">: conservative structured cancellation (</text:span><text:span text:style-name="T15">CSC</text:span><text:span text:style-name="T43">) and aggressive structured cancellation (</text:span><text:span text:style-name="T15">ASC</text:span><text:span text:style-name="T43">). <text:s/></text:span><text:span text:style-name="T44">Tem teoremas e formulas.</text:span></text:p>
      <text:p text:style-name="P28"><text:span text:style-name="T134">Practical, Real-time, Full Duplex Wireless </text:span><text:span text:style-name="T89">-mobicom11 --</text:span><text:span text:style-name="T109">&gt;Katti</text:span></text:p>
      <text:p text:style-name="P28"><text:span text:style-name="T89"><text:tab/></text:span><text:span text:style-name="T166">Analog:</text:span><text:span text:style-name="T193"> </text:span><text:span text:style-name="T49">Balun cancellation </text:span></text:p>
      <text:p text:style-name="P28"><text:span text:style-name="T49"><text:tab/></text:span><text:span text:style-name="T175">Digital</text:span><text:span text:style-name="T167">: </text:span><text:span text:style-name="T19">2 Componentes: 1)Channel Estimation: </text:span><text:span text:style-name="T50">known training symbols Usa o Least Square Algorithm (que é praticamente o LMS), </text:span><text:span text:style-name="T51">que esteima a resposta de frequencia de cada portadore. Depois aplica-se a Inverse Fast Fourier Transform (IFFT) usando FIR, assim o LSA minimiza o erro. Tbm se pode usar MMSE estimation. <text:s/></text:span><text:span text:style-name="T20">2)Applying Digital Cancellation:</text:span><text:span text:style-name="T51"> convoluçãoo do known signal com o FIR anterior, e depois subtração.</text:span></text:p>
      <text:p text:style-name="P25"><text:span text:style-name="T136">Loop-Interference Suppression Strategies Using Antenna Selection in Full-Duplex MIMO Relays -</text:span><text:span text:style-name="T94">yoondongsung2011</text:span></text:p>
      <text:p text:style-name="P28"><text:span text:style-name="T51"><text:tab/></text:span><text:span text:style-name="T179">Digital: </text:span><text:span text:style-name="T55"><text:s/></text:span><text:span text:style-name="T21">Zero-Forcing</text:span><text:span text:style-name="T55"> scheme, </text:span><text:span text:style-name="T21">MMSE</text:span><text:span text:style-name="T55"> Scheme e propoem um </text:span><text:span text:style-name="T21">esquema novo</text:span><text:span text:style-name="T55"> (sem nome)</text:span></text:p>
      <text:p text:style-name="P28"><text:span text:style-name="T151">Pushing the limits of Full-duplex: Design and Real-tim</text:span><text:span text:style-name="T152">e </text:span><text:span text:style-name="T151">Implementation</text:span><text:span text:style-name="T55"> </text:span><text:span text:style-name="T95">-</text:span><text:span text:style-name="T96">Shai2011</text:span></text:p>
      <text:p text:style-name="P28"><text:span text:style-name="T96"><text:tab/></text:span><text:span text:style-name="T56">Só analog.</text:span></text:p>
      <text:p text:style-name="P25"><text:span text:style-name="T137">Mitigation of Loopback Self-Interference in Full-Duplex MIMO Relays </text:span><text:span text:style-name="T97">-riihonen2011</text:span></text:p>
      <text:p text:style-name="P28"><text:span text:style-name="T56"><text:tab/></text:span><text:span text:style-name="T180">Acho DIGITAL</text:span><text:span text:style-name="T194">:</text:span><text:span text:style-name="T34"> <text:s/>Antenna Selection, Beam Selection, Null Space Projection e MMSE Filtering</text:span></text:p>
      <text:p text:style-name="P29"><text:span text:style-name="T154">Full-Duplex Wireless Communication using Transmitter Output Based Echo Cancellation</text:span><text:span text:style-name="T56"> -</text:span><text:span text:style-name="T8">shenghongli2011</text:span></text:p>
      <text:p text:style-name="P29"><text:span text:style-name="T9"><text:tab/></text:span><text:span text:style-name="T30">Sem certeza se é digital/analog</text:span><text:span text:style-name="T35"> – Echo Cancellation com Re-modulação</text:span></text:p>
      <text:p text:style-name="P35">Experiment-Driven Characterization of Full-Duplex Wireless Systems -<text:span text:style-name="T4">duarte201</text:span><text:span text:style-name="T5">2</text:span></text:p>
      <text:p text:style-name="P14"><text:span text:style-name="T5"><text:tab/></text:span><text:span text:style-name="T42">Formulas mas sem indicar o algoritmo</text:span><text:span text:style-name="T14"> </text:span></text:p>
      <text:p text:style-name="P20"><text:span text:style-name="T79">MMSE-Based Optimal Design of Full-Duplex Rselay System</text:span><text:span text:style-name="T86"> -lee2012<text:tab/></text:span></text:p>
      <text:p text:style-name="P15"><text:span text:style-name="T162"><text:tab/></text:span><text:span text:style-name="T133">Digital</text:span><text:span text:style-name="T162">:</text:span><text:tab/><text:span text:style-name="T17">MMSE</text:span><text:span text:style-name="T67"> Based -Muitas Formulas</text:span></text:p>
      <text:p text:style-name="P15"><text:span text:style-name="T156">Analog and Digital Self-interference Cancellation in Full-Duplex MIMO-OFDM Transceivers with Limited Resolution in A/D Conversion</text:span><text:span text:style-name="T67"> </text:span><text:span text:style-name="T10">-</text:span><text:span text:style-name="T7">riihonen2012</text:span></text:p>
      <text:p text:style-name="P17"><text:span text:style-name="T11"><text:tab/></text:span><text:span text:style-name="T177">Digital: </text:span><text:span text:style-name="T73">Formulas esquesitas sem nome</text:span></text:p>
      <text:p text:style-name="P33"><text:span text:style-name="T159">Optimal Eigenbeamforming for SuppressingSelf-Interference <text:s/>in Full-Duplex MIMO Relays</text:span><text:span text:style-name="T73"> </text:span><text:span text:style-name="T10">-</text:span><text:span text:style-name="T7">riihonen2012</text:span></text:p>
      <text:p text:style-name="P33"><text:soft-page-break/><text:span text:style-name="T7"><text:tab/></text:span><text:span text:style-name="T22">NADA</text:span></text:p>
      <text:p text:style-name="P34"><text:span text:style-name="T160">An Adaptive Feedback Canceller for Full-DuplexRelays Based on Spectrum Shaping</text:span><text:span text:style-name="T74"> </text:span><text:span text:style-name="T98">-lopez2012</text:span></text:p>
      <text:p text:style-name="P33"><text:span text:style-name="T22"><text:tab/></text:span><text:span text:style-name="T183">Digital:</text:span><text:span text:style-name="T172"> </text:span><text:span text:style-name="T57">Fala do </text:span><text:span text:style-name="T76">LMS</text:span><text:span text:style-name="T57">, </text:span><text:span text:style-name="T59">Um</text:span><text:span text:style-name="T57"> </text:span><text:span text:style-name="T58">Advanced Feedback Canceller (</text:span><text:span text:style-name="T24">AFC</text:span><text:span text:style-name="T58">) </text:span><text:span text:style-name="T59">é roposto</text:span><text:span text:style-name="T58">, </text:span></text:p>
      <text:p text:style-name="P33"><text:span text:style-name="T153">A Spatial-Domain Joint-Nulling Method of Self-Interference in Full-Duplex Relays</text:span><text:span text:style-name="T158"> </text:span><text:span text:style-name="T99">-</text:span><text:span text:style-name="T100">chun2012</text:span></text:p>
      <text:p text:style-name="P15"><text:span text:style-name="T156"><text:tab/></text:span><text:span text:style-name="T181">Digital:</text:span><text:span text:style-name="T161"> </text:span><text:span text:style-name="T75">Fala de </text:span><text:span text:style-name="T23">SVD</text:span><text:span text:style-name="T75"> (convencional) e de um </text:span><text:span text:style-name="T23">proposto</text:span><text:span text:style-name="T75"> (Continuous Domain-Based Joint-Nulling) </text:span><text:span text:style-name="T77">MUITAS Formulas.</text:span></text:p>
      <text:p text:style-name="P22"><text:span text:style-name="T206">Secure Communication via Sending Artificial Noise by the Receiver: Outage Secrecy Capacity/Region Analysis -</text:span><text:span text:style-name="T103">li2012</text:span></text:p>
      <text:p text:style-name="P22"><text:span text:style-name="T103"><text:tab/></text:span><text:span text:style-name="T195">Digital:</text:span><text:span text:style-name="T173"> </text:span><text:span text:style-name="T60">Usaram mas não dizem nada de jeito, </text:span><text:span text:style-name="T61">tem só 1 formula.</text:span></text:p>
      <text:p text:style-name="P22"><text:span text:style-name="T138">Digital Interference Cancellation in Single Channel, Full Duplex Wireless Communication</text:span><text:span text:style-name="T104"> -</text:span><text:span text:style-name="T105">li2012_</text:span><text:span text:style-name="T108">2</text:span></text:p>
      <text:p text:style-name="P22"><text:span text:style-name="T105"><text:tab/></text:span><text:span text:style-name="T190">Passive:</text:span><text:span text:style-name="T118"> </text:span><text:span text:style-name="T62">Antena Separation</text:span></text:p>
      <text:p text:style-name="P23"><text:span text:style-name="T105"><text:tab/></text:span><text:span text:style-name="T191">Analog:</text:span><text:span text:style-name="T119"> </text:span><text:span text:style-name="T107"><text:s/></text:span><text:span text:style-name="T62">Balun based cancellation</text:span></text:p>
      <text:p text:style-name="P22"><text:span text:style-name="T105"><text:tab/></text:span><text:span text:style-name="T185">Digital:</text:span><text:span text:style-name="T37"> <text:s/></text:span><text:span text:style-name="T62">F</text:span><text:span text:style-name="T63">i</text:span><text:span text:style-name="T62">ltro baseado em </text:span><text:span text:style-name="T25">LMS</text:span><text:span text:style-name="T106"> </text:span></text:p>
      <text:p text:style-name="P15"><text:span text:style-name="T156">On the Impact of Phase Noise on Active Cancellation in Wireless Full-Duplex</text:span><text:span text:style-name="T157"> </text:span><text:span text:style-name="T87">-</text:span><text:span text:style-name="T91">sahai2013</text:span></text:p>
      <text:p text:style-name="P16"><text:span text:style-name="T91"><text:tab/></text:span><text:span text:style-name="T169">Passive: </text:span><text:span text:style-name="T52">Antenna Sepatation, Antenna Cancellation, Directional-Separation, Decoupled antenna, polarization decoupling, circulator-isolation</text:span></text:p>
      <text:p text:style-name="P13"><text:span text:style-name="T67"><text:s/></text:span><text:span text:style-name="T169"><text:tab/></text:span><text:span text:style-name="T171">Analog: </text:span><text:span text:style-name="T53">Parallel Radio cancellation, </text:span><text:span text:style-name="T54">Balun cancellation</text:span></text:p>
      <text:p text:style-name="P21"><text:span text:style-name="T135">Full Duplex Radios </text:span><text:span text:style-name="T93">-sigcomm13-fullduplex --</text:span><text:span text:style-name="T109">&gt;Katti</text:span></text:p>
      <text:p text:style-name="P21"><text:span text:style-name="T93"><text:tab/></text:span><text:span text:style-name="T178">Digital:</text:span><text:span text:style-name="T188"> <text:s/></text:span><text:span text:style-name="T29">Canceling Liner Components:</text:span><text:span text:style-name="T33"> Matriz de Toepliz e Maximum Likelihood estimate…</text:span></text:p>
      <text:p text:style-name="P21"><text:span text:style-name="T33"><text:tab/><text:tab/> <text:s/></text:span><text:span text:style-name="T29">Canceling Non-Linear Components</text:span><text:span text:style-name="T33">: Taylor Series </text:span></text:p>
      <text:p text:style-name="P21"><text:span text:style-name="T146">Improving Physical Layer Secrecy Using Full-Duplex Jamming Receivers </text:span><text:span text:style-name="T114">-</text:span><text:span text:style-name="T115">zheng2013</text:span></text:p>
      <text:p text:style-name="P21"><text:span text:style-name="T115"><text:tab/></text:span><text:span text:style-name="T189">Passive:</text:span><text:span text:style-name="T116"> </text:span><text:span text:style-name="T31">Só usaram passive supression - </text:span><text:span text:style-name="T36">In order to tackle the problem of LI and maximize the secrecy rate, joint transmit and receive beamforming design is studied at the destinatio</text:span></text:p>
      <text:p text:style-name="P21"><text:span text:style-name="T147">Full Duplex MIMO Radios </text:span><text:span text:style-name="T115">-</text:span><text:span text:style-name="T122">nsdi2014 --</text:span><text:span text:style-name="T123">&gt;Katti</text:span></text:p>
      <text:p text:style-name="P19"><text:span text:style-name="T124"><text:tab/></text:span><text:span text:style-name="T189">Analogica: </text:span><text:span text:style-name="T38">Aplicam uma cancelação analogica</text:span></text:p>
      <text:p text:style-name="P19"><text:span text:style-name="T124"><text:tab/></text:span><text:span text:style-name="T187">Digital: </text:span><text:span text:style-name="T38">Propoe uma cancelação digital </text:span><text:span text:style-name="T39">para MIMO (diferente da SISO do paper anterior Full Duplex Radios)</text:span></text:p>
      <text:p text:style-name="P21"><text:s/>An Investigation Into Baseband Techniques for Single-Channel Full-Duplex Wireless Communication Systems</text:p>
      <text:p text:style-name="P36"><text:s/><text:span text:style-name="T84">-</text:span><text:span text:style-name="T101">li2014</text:span></text:p>
      <text:p text:style-name="P30"><text:tab/><text:span text:style-name="T174">Digital:</text:span><text:span text:style-name="T196"> </text:span>Prop<text:span text:style-name="T203">o</text:span>em 2 passos baseados no si<text:span text:style-name="T202">n</text:span>al saido do power amplifier self-interference cancellation based on the output signal of power amplifier and two-stage iterative cancellation. -<text:span text:style-name="T204">MUITAS Formulas</text:span></text:p>
      <text:p text:style-name="P30"><text:span text:style-name="T155">FastForward: Fast and Constructive Full Duplex Relays</text:span> <text:span text:style-name="T84">-sigcomm14-ff</text:span></text:p>
      <text:p text:style-name="P30"><text:span text:style-name="T84"><text:tab/></text:span><text:span text:style-name="T139">Digital em relay é + complexo porque o sinal enviado é delayed do sinal recebido → + dificil, está a roxo.</text:span></text:p>
      <text:p text:style-name="P30"><text:span text:style-name="T139"><text:tab/></text:span><text:span text:style-name="T186">Digital:</text:span><text:span text:style-name="T141"> </text:span><text:span text:style-name="T140">Implementaram </text:span><text:span text:style-name="T198">CNF Digital Filter</text:span><text:span text:style-name="T140">.</text:span></text:p>
      <text:p text:style-name="P24"><text:span text:style-name="T147">All-Digital Self-interference Cancellation Technique for Full-duplex Systems </text:span><text:span text:style-name="T115">-</text:span><text:span text:style-name="T120">ahmed2015</text:span></text:p>
      <text:p text:style-name="P32"><text:span text:style-name="T120"><text:tab/></text:span><text:span text:style-name="T186">Digital:</text:span><text:span text:style-name="T192"> </text:span><text:span text:style-name="T148">Propoem um cancelamento do gaussian noise, phase noise, channel estimation error, nonLinearities… - Parece-me bom mas complexo, muitas formulas.</text:span></text:p>
      <text:p text:style-name="P32"><text:span text:style-name="T155">A Digital Self-interference Cancellation algorithm based on Spectral Estimation in Co-time Co-frequency Full Duplex System</text:span><text:span text:style-name="T148"> </text:span><text:span text:style-name="T121">-</text:span><text:span text:style-name="T125">li2015</text:span></text:p>
      <text:p text:style-name="P32"><text:span text:style-name="T125"><text:tab/></text:span><text:span text:style-name="T184">Digital:</text:span><text:span text:style-name="T126"> </text:span><text:span text:style-name="T201">Spectral Estimates com LMS.</text:span></text:p>
      <text:p text:style-name="P26">Physical-Layer Security for Full Duplex Communications with Self-interference Mitigation <text:span text:style-name="T112">-</text:span><text:span text:style-name="T117">zhu2016</text:span></text:p>
      <text:p text:style-name="P30"><text:tab/><text:span text:style-name="T184">Digital: </text:span><text:span text:style-name="T197">Zero forcing beamforming</text:span><text:span text:style-name="T207"> based suboptimal algorithms – joint i</text:span>nformation beamforming and A<text:span text:style-name="T208">rtificial </text:span>N<text:span text:style-name="T208">oise</text:span> beamforming </text:p>
      <text:p text:style-name="P18">GR Con 2017 -Full duplex -<text:span text:style-name="T84">grcon_17_full_duplex</text:span></text:p>
      <text:p text:style-name="P18"><text:span text:style-name="T83"><text:tab/></text:span><text:span text:style-name="T130">Digital</text:span><text:span text:style-name="T12">: </text:span><text:span text:style-name="T13">Block Based</text:span><text:span text:style-name="T12">- </text:span><text:span text:style-name="T13">SVD</text:span><text:span text:style-name="T12">(Singular value decomposition), </text:span><text:span text:style-name="T13">QR</text:span><text:span text:style-name="T12"> decomposition, </text:span><text:span text:style-name="T13">Cholesky</text:span><text:span text:style-name="T12"> decomposition, </text:span><text:span text:style-name="T13">Conjugate</text:span><text:span text:style-name="T12"> gradient method. </text:span></text:p>
      <text:p text:style-name="P31"><text:tab/><text:tab/><text:span text:style-name="T196">Adaptive</text:span>: <text:span text:style-name="T196">LMS</text:span> (Least mean squares) e <text:span text:style-name="T196">RLS</text:span>(Recursive least squares)</text:p>
      <text:p text:style-name="P30"><text:span text:style-name="T149">Full-Duplex Jamming for Enhanced Hidden-Key Secrecy</text:span> <text:span text:style-name="T84">-</text:span><text:span text:style-name="T102">dryer2019</text:span></text:p>
      <text:p text:style-name="P30"><text:tab/><text:span text:style-name="T182">Digital:</text:span><text:span text:style-name="T205"> Normalized Least-Mean Squares Filtering </text:span></text:p>
      <text:p text:style-name="P30"/>
      <text:p text:style-name="P30"><text:span text:style-name="T149">A Comparative Study of Analog/Digital Self-Interference Cancellation for Full Duplex Radios</text:span><text:span text:style-name="T84"> -</text:span><text:span text:style-name="T111">Kwak2019</text:span></text:p>
      <text:p text:style-name="P9"><text:tab/><text:span text:style-name="T182">Digital:</text:span><text:span text:style-name="T209"> </text:span><text:span text:style-name="T78">Consideraram Linear/Nao linear. <text:s/>Tem formulas. Parece interess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68cm" fo:margin-right="0.6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47:51.869491740</meta:creation-date>
    <dc:date>2020-02-28T11:38:34.866807808</dc:date>
    <meta:editing-duration>PT8H37M3S</meta:editing-duration>
    <meta:editing-cycles>129</meta:editing-cycles>
    <meta:generator>LibreOffice/6.0.7.3$Linux_X86_64 LibreOffice_project/00m0$Build-3</meta:generator>
    <meta:document-statistic meta:table-count="0" meta:image-count="0" meta:object-count="0" meta:page-count="2" meta:paragraph-count="87" meta:word-count="894" meta:character-count="7077" meta:non-whitespace-character-count="6193"/>
  </office:meta>
</office:document-meta>
</file>